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ffffff" draw:marker-start-width="0.45cm" draw:marker-end-width="0.4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ffff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ff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cm" svg:stroke-color="#ffffff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ffffff" draw:marker-start-width="0.45cm" draw:marker-end-width="0.45cm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1cm" svg:stroke-color="#ffff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lyt-darkblue-title">
      <style:graphic-properties fo:min-height="4.716cm"/>
    </style:style>
    <style:style style:name="pr2" style:family="presentation" style:parent-style-name="lyt-darkblue-outline1">
      <style:graphic-properties fo:min-height="13.715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>
      <style:graphic-properties fo:min-height="3.507cm"/>
    </style:style>
    <style:style style:name="pr5" style:family="presentation" style:parent-style-name="lyt-darkblue-notes">
      <style:graphic-properties draw:fill-color="#ffffff" fo:min-height="11.41cm"/>
    </style:style>
    <style:style style:name="pr6" style:family="presentation" style:parent-style-name="lyt-darkblue-outline1">
      <style:graphic-properties fo:min-height="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margin-left="1.27cm" fo:margin-right="0cm" fo:text-indent="-0.635cm"/>
    </style:style>
    <style:style style:name="P4" style:family="paragraph">
      <style:text-properties fo:color="#ffffff" fo:font-family="'Times New Roman'" style:font-family-generic="roman" style:font-pitch="variable" fo:font-size="32pt" style:font-size-asian="32pt" style:font-size-complex="32pt"/>
    </style:style>
    <style:style style:name="P5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6" style:family="paragraph">
      <style:text-properties fo:font-size="24pt"/>
    </style:style>
    <style:style style:name="P7" style:family="paragraph">
      <style:paragraph-properties fo:margin-left="1.27cm" fo:margin-right="0cm" fo:text-align="center" fo:text-indent="-0.635cm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text-properties fo:color="#ffffff" fo:font-weight="bold" style:font-weight-asian="bold" style:font-weight-complex="bold"/>
    </style:style>
    <style:style style:name="P11" style:family="paragraph">
      <style:text-properties fo:color="#ffffff" fo:font-size="36pt" style:font-size-asian="36pt" style:font-size-complex="36pt"/>
    </style:style>
    <style:style style:name="P12" style:family="paragraph">
      <style:paragraph-properties fo:text-align="center"/>
      <style:text-properties fo:font-size="16pt" style:font-size-asian="16pt" style:font-size-complex="16pt"/>
    </style:style>
    <style:style style:name="P13" style:family="paragraph">
      <style:paragraph-properties fo:margin-left="1.27cm" fo:margin-right="0cm" fo:text-indent="-0.635cm"/>
      <style:text-properties fo:font-size="24pt" style:font-size-asian="24pt" style:font-size-complex="24pt"/>
    </style:style>
    <style:style style:name="P14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size="40pt" fo:language="uk" fo:country="UA" style:font-size-asian="40pt" style:font-size-complex="40pt"/>
    </style:style>
    <style:style style:name="T2" style:family="text">
      <style:text-properties fo:font-size="24pt" fo:language="uk" fo:country="UA" style:font-size-asian="24pt" style:font-size-complex="24pt"/>
    </style:style>
    <style:style style:name="T3" style:family="text">
      <style:text-properties fo:color="#ffffff" fo:font-family="'Times New Roman'" style:font-family-generic="roman" style:font-pitch="variable" fo:font-size="32pt" fo:language="uk" fo:country="UA" style:font-size-asian="32pt" style:font-size-complex="32pt"/>
    </style:style>
    <style:style style:name="T4" style:family="text">
      <style:text-properties fo:color="#ffff00" fo:font-family="'Times New Roman'" style:font-family-generic="roman" style:font-pitch="variable" fo:font-size="32pt" fo:language="uk" fo:country="UA" style:font-size-asian="32pt" style:font-size-complex="32pt"/>
    </style:style>
    <style:style style:name="T5" style:family="text">
      <style:text-properties fo:color="#ffffff" fo:font-family="'Times New Roman'" style:font-family-generic="roman" style:font-pitch="variable" fo:font-size="32pt" fo:language="uk" fo:country="UA" fo:font-style="italic" style:font-size-asian="32pt" style:font-style-asian="italic" style:font-size-complex="32pt" style:font-style-complex="italic"/>
    </style:style>
    <style:style style:name="T6" style:family="text">
      <style:text-properties fo:color="#ffffff" fo:font-family="'Times New Roman'" style:font-family-generic="roman" style:font-pitch="variable" fo:font-size="32pt" fo:language="uk" fo:country="UA" fo:font-style="normal" style:font-size-asian="32pt" style:font-style-asian="normal" style:font-size-complex="32pt" style:font-style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2pt" fo:language="uk" fo:country="UA" style:font-size-asian="32pt" style:font-size-complex="3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0000" fo:font-family="'Times New Roman'" style:font-style-name="Обычный" style:font-family-generic="roman" fo:font-size="32pt" fo:language="uk" fo:country="UA" style:font-family-asian="'Times New Roman'" style:font-style-name-asian="Обычный" style:font-family-generic-asian="roman" style:font-size-asian="32pt" style:font-family-complex="'Times New Roman'" style:font-style-name-complex="Обычный" style:font-family-generic-complex="roman" style:font-size-complex="32pt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color="#ffffff" fo:font-family="'Times New Roman'" style:font-style-name="Обычный" style:font-family-generic="roman" fo:font-size="32pt" fo:language="uk" fo:country="UA" style:font-family-asian="'Times New Roman'" style:font-style-name-asian="Обычный" style:font-family-generic-asian="roman" style:font-size-asian="32pt" style:font-family-complex="'Times New Roman'" style:font-style-name-complex="Обычный" style:font-family-generic-complex="roman" style:font-size-complex="32pt"/>
    </style:style>
    <style:style style:name="T13" style:family="text">
      <style:text-properties fo:color="#ffffff" fo:font-size="36pt" style:font-size-asian="36pt" style:font-size-complex="36pt"/>
    </style:style>
    <style:style style:name="T14" style:family="text">
      <style:text-properties fo:color="#ffff00"/>
    </style:style>
    <style:style style:name="T15" style:family="text">
      <style:text-properties fo:font-family="Arial" style:font-style-name="Обычный" style:font-family-generic="swiss" fo:font-size="26pt" style:font-family-asian="Arial" style:font-style-name-asian="Обычный" style:font-family-generic-asian="swiss" style:font-size-asian="26pt" style:font-family-complex="Arial" style:font-style-name-complex="Обычный" style:font-family-generic-complex="swiss" style:font-size-complex="26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ffff00" fo:font-family="'Times New Roman'" style:font-family-generic="roman" style:font-pitch="variable" fo:font-size="24pt" fo:language="uk" fo:country="UA" style:font-size-asian="24pt" style:font-size-complex="24pt"/>
    </style:style>
    <style:style style:name="T18" style:family="text">
      <style:text-properties fo:color="#ffffff" fo:font-family="'Times New Roman'" style:font-family-generic="roman" style:font-pitch="variable" fo:font-size="24pt" fo:language="uk" fo:country="UA" style:font-size-asian="24pt" style:font-size-complex="24pt"/>
    </style:style>
    <style:style style:name="T19" style:family="text">
      <style:text-properties fo:color="#ff9966" fo:font-family="'Times New Roman'" style:font-family-generic="roman" style:font-pitch="variable" fo:font-size="24pt" fo:language="uk" fo:country="UA" style:font-size-asian="24pt" style:font-size-complex="24pt"/>
    </style:style>
    <style:style style:name="T20" style:family="text">
      <style:text-properties fo:color="#00ff00" fo:font-family="'Times New Roman'" style:font-family-generic="roman" style:font-pitch="variable" fo:font-size="24pt" fo:language="uk" fo:country="UA" style:font-size-asian="24pt" style:font-size-complex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Технології розробки алгоритмів розв'язання інженерних задач</text:span><text:span text:style-name="T1"><text:line-break/></text:span><text:span text:style-name="T2">Лекція №1</text:span></text:p>
          </draw:text-box>
        </draw:frame>
        <draw:frame presentation:style-name="pr2" draw:text-style-name="P4" draw:layer="layout" svg:width="24.369cm" svg:height="13.795cm" svg:x="2.058cm" svg:y="5.453cm" presentation:class="outline" presentation:user-transformed="true">
          <draw:text-box>
            <text:p text:style-name="P3"><text:span text:style-name="T3">Викладач: Дрєєв Олександр Миколайович</text:span></text:p>
            <text:p text:style-name="P3"><text:span text:style-name="T3"/></text:p>
            <text:p text:style-name="P3"><text:span text:style-name="T3">1. Введення до предмету</text:span></text:p>
            <text:p text:style-name="P3"><text:span text:style-name="T3"><text:s text:c="4"/></text:span><text:span text:style-name="T3">1.1. Означення алгоритму</text:span></text:p>
            <text:p text:style-name="P3"><text:span text:style-name="T3"><text:s text:c="4"/></text:span><text:span text:style-name="T3">1.2. Властивості алгоритму</text:span></text:p>
            <text:p text:style-name="P3"><text:span text:style-name="T3"><text:s text:c="4"/></text:span><text:span text:style-name="T3">1.3. Умови до можливості виконання алгоритму</text:span></text:p>
            <text:p text:style-name="P3"><text:span text:style-name="T3"><text:s text:c="4"/></text:span><text:span text:style-name="T3">1.4. Способи завдання алгоритму. Блок-схема, функціональна схема, схема потоків інформації.</text:span></text:p>
            <text:p text:style-name="P3"><text:span text:style-name="T3"><text:s text:c="4"/></text:span><text:span text:style-name="T3">1.5. Вимоги до оформлення робіт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1"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Введення до предмету</text:span><text:span text:style-name="T1"><text:line-break/></text:span><text:span text:style-name="T2">Означення алгоритму</text:span></text:p>
          </draw:text-box>
        </draw:frame>
        <draw:frame presentation:style-name="pr2" draw:text-style-name="P5" draw:layer="layout" svg:width="24.369cm" svg:height="13.715cm" svg:x="2.058cm" svg:y="5.453cm" presentation:class="outline">
          <draw:text-box>
            <text:p text:style-name="P3"><text:span text:style-name="T4">Алгоритм</text:span><text:span text:style-name="T3"> — скінченна заздалегіть визначена <text:s/>послідовність дій, виконання яких призводить до розв'язанння групи задач.</text:span></text:p>
            <text:p text:style-name="P3"><text:span text:style-name="T3"/></text:p>
            <text:p text:style-name="P3"><text:span text:style-name="T3">Дії повинні бути зрозумілими виконавцю та виконавець повинен бути здатен їх виконати.</text:span></text:p>
            <text:p text:style-name="P3"><text:span text:style-name="T3">Інтелект має здатність створювати нові алгоритми.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1"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Введення до предмету</text:span><text:span text:style-name="T1"><text:line-break/></text:span><text:span text:style-name="T2">Властивості алгоритму</text:span></text:p>
          </draw:text-box>
        </draw:frame>
        <draw:frame presentation:style-name="pr2" draw:text-style-name="P5" draw:layer="layout" svg:width="24.369cm" svg:height="15.049cm" svg:x="2.058cm" svg:y="5.453cm" presentation:class="outline" presentation:user-transformed="true">
          <draw:text-box>
            <text:p text:style-name="P3"><text:span text:style-name="T4">Скінченність</text:span><text:span text:style-name="T3"> — для виконання дій потрібна скінченна кількість часу.</text:span></text:p>
            <text:p text:style-name="P7"><text:span text:style-name="T3">1. Підстрибни. </text:span></text:p>
            <text:p text:style-name="P7"><text:span text:style-name="T3">2. Перейди до п.1</text:span></text:p>
            <text:p text:style-name="P3"><text:span text:style-name="T3">Це не є алгоритмом.</text:span></text:p>
            <text:p text:style-name="P3"><text:span text:style-name="T4">Правильність</text:span><text:span text:style-name="T3"> — алгоритм дає правильну відповідь або визначає її відсутність.</text:span></text:p>
            <text:p text:style-name="P3"><text:span text:style-name="T4">Складність</text:span><text:span text:style-name="T3"> — вказує на кількість операцій потрібних для отримання результату та залежність їх кількості від кількості вхідних даних.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1"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Введення до предмету</text:span><text:span text:style-name="T1"><text:line-break/></text:span><text:span text:style-name="T2">Властивості алгоритму</text:span></text:p>
          </draw:text-box>
        </draw:frame>
        <draw:frame presentation:style-name="pr2" draw:text-style-name="P5" draw:layer="layout" svg:width="24.369cm" svg:height="13.715cm" svg:x="2.058cm" svg:y="5.453cm" presentation:class="outline" presentation:user-transformed="true">
          <draw:text-box>
            <text:p text:style-name="P3"><text:span text:style-name="T4">Складність</text:span><text:span text:style-name="T3"> задають O() символікою. </text:span></text:p>
            <text:p text:style-name="P3"><text:span text:style-name="T3">1. </text:span><text:span text:style-name="T5">і</text:span><text:span text:style-name="T3">=0. </text:span><text:span text:style-name="T5">S</text:span><text:span text:style-name="T3">=0.</text:span></text:p>
            <text:p text:style-name="P3"><text:span text:style-name="T3">2. Число з номером </text:span><text:span text:style-name="T5">і</text:span><text:span text:style-name="T6"> додаємо до </text:span><text:span text:style-name="T5">S</text:span></text:p>
            <text:p text:style-name="P3"><text:span text:style-name="T6">3. </text:span><text:span text:style-name="T5">і</text:span><text:span text:style-name="T6"> збільшуємо на 1</text:span></text:p>
            <text:p text:style-name="P3"><text:span text:style-name="T6">4. Якщо є ще числа, тоді до п.2</text:span></text:p>
            <text:p text:style-name="P3"><text:span text:style-name="T3"><text:s text:c="7"/></text:span><text:span text:style-name="T4">Складність O(n)</text:span></text:p>
            <text:p text:style-name="P3"><text:span text:style-name="T3">1. Розсадити n чоловік на n стільців так,як вони ще не сідали.</text:span></text:p>
            <text:p text:style-name="P3"><text:span text:style-name="T3">2. Якщо є ще варіанти, то до п.1</text:span></text:p>
            <text:p text:style-name="P3"><text:span text:style-name="T3"><text:s text:c="7"/></text:span><text:span text:style-name="T4">Складність O(n!)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1">
        <draw:frame presentation:style-name="pr2" draw:text-style-name="P5" draw:layer="layout" svg:width="24.369cm" svg:height="13.715cm" svg:x="2.058cm" svg:y="5.453cm" presentation:class="outline" presentation:user-transformed="true">
          <draw:text-box>
            <text:p text:style-name="P3"><text:span text:style-name="T4">Зрозумілість</text:span><text:span text:style-name="T3"> — всі команди повинен знати виконавець</text:span></text:p>
            <text:p text:style-name="P3"><text:span text:style-name="T4">Однозначність</text:span><text:span text:style-name="T3"> — всі команди трактуються єдиним чином</text:span></text:p>
            <text:p text:style-name="P3"><text:span text:style-name="T3"/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Введення до предмету</text:span><text:span text:style-name="T1"><text:line-break/></text:span><text:span text:style-name="T2">Властивості алгоритму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1">
        <draw:frame presentation:style-name="pr4" draw:layer="layout" svg:width="23.912cm" svg:height="3.507cm" svg:x="2.058cm" svg:y="0.784cm" presentation:class="title" presentation:user-transformed="true">
          <draw:text-box>
            <text:p text:style-name="P1"><text:span text:style-name="T1">Введення до предмету</text:span><text:span text:style-name="T1"><text:line-break/></text:span><text:span text:style-name="T2">Умов</text:span>и можливості виконання</text:p>
          </draw:text-box>
        </draw:frame>
        <draw:frame presentation:style-name="pr2" draw:text-style-name="P8" draw:layer="layout" svg:width="24.369cm" svg:height="14.051cm" svg:x="2.058cm" svg:y="5.453cm" presentation:class="outline" presentation:user-transformed="true">
          <draw:text-box>
            <text:list text:style-name="L2">
              <text:list-item>
                <text:p text:style-name="P8"><text:span text:style-name="T7">Виконавець розуміє мову</text:span></text:p>
              </text:list-item>
              <text:list-item>
                <text:p text:style-name="P8"><text:span text:style-name="T7">Алгоритм забезпечує скінченність кількості кроків (відсутні зациклювання, це наслідок правильності алгоритму)</text:span></text:p>
              </text:list-item>
              <text:list-item>
                <text:p text:style-name="P8"><text:span text:style-name="T7">Виконавець має доступ до вхідних даних</text:span></text:p>
              </text:list-item>
              <text:list-item>
                <text:p text:style-name="P8"><text:span text:style-name="T7">Виконавцю достатньо пам'яті та часу</text:span></text:p>
              </text:list-item>
              <text:list-item>
                <text:p text:style-name="P8"><text:span text:style-name="T7">Алгоритм використовує інші вже відомі алгоритми</text:span></text:p>
              </text:list-item>
              <text:list-item>
                <text:p text:style-name="P8"><text:span text:style-name="T7">Алгоритм можна виконати, навіть якщо він дає неправильні результати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1">
        <draw:frame presentation:style-name="pr2" draw:text-style-name="P5" draw:layer="layout" svg:width="24.369cm" svg:height="15.049cm" svg:x="2.058cm" svg:y="5.453cm" presentation:class="outline" presentation:user-transformed="true">
          <draw:text-box>
            <text:p text:style-name="P3"><text:span text:style-name="T4">Описовий, рецепт</text:span><text:span text:style-name="T3"> — алогоритм для людини, команди не однозначні та їх тлумачення залежить від контексту.</text:span></text:p>
            <text:p text:style-name="P3"><text:span text:style-name="T4">Текстовий</text:span><text:span text:style-name="T3"> — алгоритм задається послідовним текстом, можливо по крокам, як на попередніх слайдах.</text:span></text:p>
            <text:p text:style-name="P3"><text:span text:style-name="T4">Блок-схемою</text:span><text:span text:style-name="T3"> — кожна дія відокремлена геометричною фігурою, про зміст якої договорено заздалегіть; порядок переходу між діями задано лініями та стрілками.</text:span></text:p>
            <text:p text:style-name="P3"><text:span text:style-name="T3"/></text:p>
            <text:p text:style-name="P3"><text:span text:style-name="T3"/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Введення до предмету</text:span><text:span text:style-name="T1"><text:line-break/></text:span><text:span text:style-name="T2">Способи запису алгоритму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1">
        <draw:frame presentation:style-name="pr2" draw:text-style-name="P5" draw:layer="layout" svg:width="24.369cm" svg:height="16.303cm" svg:x="2.058cm" svg:y="5.453cm" presentation:class="outline" presentation:user-transformed="true">
          <draw:text-box>
            <text:p text:style-name="P3"><text:span text:style-name="T4">Алгоритмичною мовою</text:span><text:span text:style-name="T3"> — алогоритм текстовий, але використана штучна мова, наприклад для полегшення порозуміння з автоматом-виконавцем.</text:span></text:p>
            <text:p text:style-name="P3"><text:span text:style-name="T4">Функціональною</text:span><text:span text:style-name="T3"> </text:span><text:span text:style-name="T4">схемою</text:span><text:span text:style-name="T3"> — алгоритм задається зв'язками між функціональними блоками; добре пояснює механізм обробки </text:span><text:span text:style-name="T8">інформації.</text:span></text:p>
            <text:p text:style-name="P3"><text:span text:style-name="T4">Схема потоків інформації</text:span><text:span text:style-name="T3"> — вказує на джерела та приймачі інформації, відображає паралельні та незалежні потоки обробки інформації; акцент на послідовності обробки.</text:span></text:p>
            <text:p text:style-name="P3"><text:span text:style-name="T3"/></text:p>
            <text:p text:style-name="P3"><text:span text:style-name="T3"/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Введення до предмету</text:span><text:span text:style-name="T1"><text:line-break/></text:span><text:span text:style-name="T2">Способи запису алгоритму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1">
        <draw:frame presentation:style-name="pr2" draw:text-style-name="P5" draw:layer="layout" svg:width="24.369cm" svg:height="13.715cm" svg:x="2.058cm" svg:y="5.453cm" presentation:class="outline" presentation:user-transformed="true">
          <draw:text-box>
            <text:p text:style-name="P3"><text:span text:style-name="T4">Блок-схемою:</text:span></text:p>
            <text:p text:style-name="P3"><text:span text:style-name="T3"/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Введення до предмету</text:span><text:span text:style-name="T1"><text:line-break/></text:span><text:span text:style-name="T2">Способи запису алгоритму</text:span></text:p>
          </draw:text-box>
        </draw:frame>
        <draw:g>
          <draw:custom-shape draw:style-name="gr2" draw:text-style-name="P9" xml:id="id1" draw:id="id1" draw:layer="layout" svg:width="6cm" svg:height="1.5cm" svg:x="11cm" svg:y="5.5cm">
            <text:p text:style-name="P1"><text:span text:style-name="T9">Початок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" draw:text-style-name="P9" xml:id="id2" draw:id="id2" draw:layer="layout" svg:width="6cm" svg:height="3cm" svg:x="11cm" svg:y="8cm">
            <text:p text:style-name="P1"><text:span text:style-name="T9">? а,б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9" xml:id="id3" draw:id="id3" draw:layer="layout" svg:width="6cm" svg:height="3cm" svg:x="11cm" svg:y="11.9cm">
            <text:p text:style-name="P1"><text:span text:style-name="T9">р=0;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xml:id="id4" draw:id="id4" draw:layer="layout" svg:width="6cm" svg:height="3cm" svg:x="11cm" svg:y="15.8cm">
            <text:p text:style-name="P1"><text:span text:style-name="T9">а</text:span><text:span text:style-name="T10">≥</text:span><text:span text:style-name="T9">б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9" xml:id="id5" draw:id="id5" draw:layer="layout" svg:width="6cm" svg:height="3cm" svg:x="3cm" svg:y="12cm">
            <text:p text:style-name="P1"><text:span text:style-name="T9">! р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9" xml:id="id6" draw:id="id6" draw:layer="layout" svg:width="6cm" svg:height="1.5cm" svg:x="3cm" svg:y="16.5cm">
            <text:p text:style-name="P1"><text:span text:style-name="T9">Кінець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" draw:text-style-name="P9" xml:id="id7" draw:id="id7" draw:layer="layout" svg:width="6cm" svg:height="3cm" svg:x="19.5cm" svg:y="11cm">
            <text:p text:style-name="P1"><text:span text:style-name="T9">а=а-б;</text:span></text:p>
            <text:p text:style-name="P1"><text:span text:style-name="T9">р=р+1;</text:span>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svg:x1="14cm" svg:y1="7cm" svg:x2="14cm" svg:y2="8cm" draw:start-shape="id1" draw:start-glue-point="6" draw:end-shape="id2" draw:end-glue-point="5" svg:d="m14000 7000v1000">
            <text:p/>
          </draw:connector>
          <draw:connector draw:style-name="gr3" draw:text-style-name="P1" draw:layer="layout" svg:x1="14cm" svg:y1="11cm" svg:x2="14cm" svg:y2="11.9cm" draw:start-shape="id2" draw:start-glue-point="8" draw:end-shape="id3" draw:end-glue-point="0" svg:d="m14000 11000v900">
            <text:p/>
          </draw:connector>
          <draw:connector draw:style-name="gr3" draw:text-style-name="P1" xml:id="id8" draw:id="id8" draw:layer="layout" svg:x1="14cm" svg:y1="14.9cm" svg:x2="14cm" svg:y2="15.8cm" draw:start-shape="id3" draw:start-glue-point="2" draw:end-shape="id4" draw:end-glue-point="4" svg:d="m14000 14900v900">
            <text:p/>
          </draw:connector>
          <draw:connector draw:style-name="gr3" draw:text-style-name="P1" draw:layer="layout" svg:x1="14cm" svg:y1="18.8cm" svg:x2="6cm" svg:y2="12cm" draw:start-shape="id4" draw:start-glue-point="6" draw:end-shape="id5" draw:end-glue-point="5" svg:d="m14000 18800v551h-3999v-7901h-4001v550">
            <text:p/>
          </draw:connector>
          <draw:connector draw:style-name="gr3" draw:text-style-name="P1" draw:layer="layout" svg:x1="6cm" svg:y1="15cm" svg:x2="6cm" svg:y2="16.5cm" draw:start-shape="id5" draw:start-glue-point="8" draw:end-shape="id6" draw:end-glue-point="4" svg:d="m6000 15000v1500">
            <text:p/>
          </draw:connector>
          <draw:connector draw:style-name="gr3" draw:text-style-name="P1" draw:layer="layout" draw:line-skew="8.249cm" svg:x1="17cm" svg:y1="17.3cm" svg:x2="22.5cm" svg:y2="11cm" draw:start-shape="id4" draw:start-glue-point="7" draw:end-shape="id7" draw:end-glue-point="0" svg:d="m17000 17300h9500v-6850h-4000v550">
            <text:p/>
          </draw:connector>
          <draw:connector draw:style-name="gr4" draw:text-style-name="P1" draw:layer="layout" svg:x1="22.5cm" svg:y1="14cm" svg:x2="14cm" svg:y2="15.35cm" draw:start-shape="id7" draw:start-glue-point="2" draw:end-shape="id8" draw:end-glue-point="0" svg:d="m22500 14000v1350h-8500">
            <text:p/>
          </draw:connector>
          <draw:frame draw:style-name="gr5" draw:text-style-name="P10" draw:layer="layout" svg:width="1.543cm" svg:height="0.983cm" svg:x="16.5cm" svg:y="16.417cm">
            <draw:text-box>
              <text:p><text:span text:style-name="T11">Так</text:span></text:p>
            </draw:text-box>
          </draw:frame>
        </draw:g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1">
        <draw:frame presentation:style-name="pr2" draw:text-style-name="P5" draw:layer="layout" svg:width="24.369cm" svg:height="13.795cm" svg:x="2.058cm" svg:y="5.453cm" presentation:class="outline" presentation:user-transformed="true">
          <draw:text-box>
            <text:p text:style-name="P3"><text:span text:style-name="T4">Алгоритмичною мовою:</text:span></text:p>
            <text:p text:style-name="P3"><text:span text:style-name="T3"/></text:p>
            <text:p text:style-name="P3"><text:span text:style-name="T3">Вхід: а - ділене;</text:span></text:p>
            <text:p text:style-name="P3"><text:span text:style-name="T3">Вхід: б - ділитель;</text:span></text:p>
            <text:p text:style-name="P3"><text:span text:style-name="T3">Вихід: р - результат ділення;</text:span></text:p>
            <text:p text:style-name="P3"><text:span text:style-name="T3">p=0; </text:span></text:p>
            <text:p text:style-name="P3"><text:span text:style-name="T3">Поки а</text:span><text:span text:style-name="T12">≥</text:span><text:span text:style-name="T3">б роби </text:span></text:p>
            <text:p text:style-name="P3"><text:span text:style-name="T3">( </text:span></text:p>
            <text:p text:style-name="P3"><text:span text:style-name="T3"><text:s text:c="3"/></text:span><text:span text:style-name="T3">а=а-б, <text:s text:c="2"/>р=р+1;</text:span></text:p>
            <text:p text:style-name="P3"><text:span text:style-name="T3">);</text:span></text:p>
            <text:p text:style-name="P3"><text:span text:style-name="T3"/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Введення до предмету</text:span><text:span text:style-name="T1"><text:line-break/></text:span><text:span text:style-name="T2">Способи запису алгоритму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1">
        <draw:frame presentation:style-name="pr2" draw:text-style-name="P5" draw:layer="layout" svg:width="24.369cm" svg:height="13.715cm" svg:x="2.058cm" svg:y="5.453cm" presentation:class="outline" presentation:user-transformed="true">
          <draw:text-box>
            <text:p text:style-name="P3"><text:span text:style-name="T4">Функціональна схема:</text:span></text:p>
            <text:p text:style-name="P3"><text:span text:style-name="T3"/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Введення до предмету</text:span><text:span text:style-name="T1"><text:line-break/></text:span><text:span text:style-name="T2">Способи запису алгоритму</text:span></text:p>
          </draw:text-box>
        </draw:frame>
        <draw:g>
          <draw:rect draw:style-name="gr6" draw:text-style-name="P9" xml:id="id9" draw:id="id9" draw:layer="layout" svg:width="7.5cm" svg:height="3cm" svg:x="5.549cm" svg:y="7.5cm">
            <text:p text:style-name="P1"><text:span text:style-name="T9">Приймач </text:span></text:p>
            <text:p text:style-name="P1"><text:span text:style-name="T9">діленого та</text:span></text:p>
            <text:p text:style-name="P1"><text:span text:style-name="T9">дільника</text:span></text:p>
          </draw:rect>
          <draw:rect draw:style-name="gr6" draw:text-style-name="P9" xml:id="id10" draw:id="id10" draw:layer="layout" svg:width="7.5cm" svg:height="3cm" svg:x="5.549cm" svg:y="12cm">
            <text:p text:style-name="P1"><text:span text:style-name="T9">Блок віднімання</text:span></text:p>
            <text:p text:style-name="P1"><text:span text:style-name="T9">дільника від </text:span></text:p>
            <text:p text:style-name="P1"><text:span text:style-name="T9">діленого</text:span></text:p>
          </draw:rect>
          <draw:rect draw:style-name="gr6" draw:text-style-name="P9" xml:id="id11" draw:id="id11" draw:layer="layout" svg:width="7.5cm" svg:height="3cm" svg:x="16.049cm" svg:y="12cm">
            <text:p text:style-name="P1"><text:span text:style-name="T9">Лічильник </text:span></text:p>
            <text:p text:style-name="P1"><text:span text:style-name="T9">кількості</text:span></text:p>
            <text:p text:style-name="P1"><text:span text:style-name="T9">віднімань</text:span></text:p>
          </draw:rect>
          <draw:rect draw:style-name="gr6" draw:text-style-name="P9" xml:id="id12" draw:id="id12" draw:layer="layout" svg:width="7.5cm" svg:height="2.5cm" svg:x="16.049cm" svg:y="16.5cm">
            <text:p text:style-name="P1"><text:span text:style-name="T9">Видача </text:span></text:p>
            <text:p text:style-name="P1"><text:span text:style-name="T9">результату</text:span></text:p>
          </draw:rect>
          <draw:connector draw:style-name="gr4" draw:text-style-name="P1" draw:layer="layout" svg:x1="9.299cm" svg:y1="10.5cm" svg:x2="9.299cm" svg:y2="12cm" draw:start-shape="id9" draw:start-glue-point="2" draw:end-shape="id10" draw:end-glue-point="0" svg:d="m9299 10500v1500">
            <text:p/>
          </draw:connector>
          <draw:connector draw:style-name="gr4" draw:text-style-name="P1" draw:layer="layout" draw:line-skew="0.499cm -1.499cm" svg:x1="9.299cm" svg:y1="15cm" svg:x2="5.549cm" svg:y2="13.5cm" draw:start-shape="id10" draw:start-glue-point="2" draw:end-shape="id10" draw:end-glue-point="3" svg:d="m9299 15000v1049h-5799v-2549h2049">
            <text:p/>
          </draw:connector>
          <draw:connector draw:style-name="gr4" draw:text-style-name="P1" draw:layer="layout" svg:x1="13.049cm" svg:y1="13.5cm" svg:x2="16.049cm" svg:y2="13.5cm" draw:start-shape="id10" draw:start-glue-point="1" draw:end-shape="id11" draw:end-glue-point="3" svg:d="m13049 13500h3000">
            <text:p/>
          </draw:connector>
          <draw:connector draw:style-name="gr4" draw:text-style-name="P1" draw:layer="layout" svg:x1="19.799cm" svg:y1="15cm" svg:x2="19.799cm" svg:y2="16.5cm" draw:start-shape="id11" draw:start-glue-point="2" draw:end-shape="id12" draw:end-glue-point="0" svg:d="m19799 15000v1500">
            <text:p/>
          </draw:connector>
        </draw:g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1">
        <draw:frame presentation:style-name="pr2" draw:text-style-name="P5" draw:layer="layout" svg:width="24.369cm" svg:height="13.715cm" svg:x="2.058cm" svg:y="5.453cm" presentation:class="outline" presentation:user-transformed="true">
          <draw:text-box>
            <text:p text:style-name="P3"><text:span text:style-name="T4">Схема потоків інформації:</text:span></text:p>
            <text:p text:style-name="P3"><text:span text:style-name="T3"/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Введення до предмету</text:span><text:span text:style-name="T1"><text:line-break/></text:span><text:span text:style-name="T2">Способи запису алгоритму</text:span></text:p>
          </draw:text-box>
        </draw:frame>
        <draw:g>
          <draw:rect draw:style-name="gr6" draw:text-style-name="P9" xml:id="id14" draw:id="id14" draw:layer="layout" svg:width="2cm" svg:height="1.5cm" svg:x="6.701cm" svg:y="9.3cm">
            <text:p text:style-name="P9"><text:span text:style-name="T9">А</text:span></text:p>
          </draw:rect>
          <draw:rect draw:style-name="gr6" draw:text-style-name="P9" xml:id="id13" draw:id="id13" draw:layer="layout" svg:width="2cm" svg:height="1.5cm" svg:x="6.701cm" svg:y="11.8cm">
            <text:p text:style-name="P9"><text:span text:style-name="T9">Б</text:span></text:p>
          </draw:rect>
          <draw:rect draw:style-name="gr6" draw:text-style-name="P9" draw:layer="layout" svg:width="6cm" svg:height="1.5cm" draw:transform="rotate (1.5707963267946) translate (3.701cm 14.5cm)">
            <text:p text:style-name="P9">Користувач</text:p>
          </draw:rect>
          <draw:rect draw:style-name="gr6" draw:text-style-name="P1" xml:id="id16" draw:id="id16" draw:layer="layout" svg:width="4.5cm" svg:height="1.5cm" svg:x="12.201cm" svg:y="12.5cm">
            <text:p text:style-name="P1">Порівняння</text:p>
          </draw:rect>
          <draw:rect draw:style-name="gr6" draw:text-style-name="P1" xml:id="id15" draw:id="id15" draw:layer="layout" svg:width="1.5cm" svg:height="1.5cm" svg:x="11.701cm" svg:y="10cm">
            <text:p text:style-name="P1">Р</text:p>
          </draw:rect>
          <draw:line draw:style-name="gr4" draw:text-style-name="P1" draw:layer="layout" svg:x1="5.201cm" svg:y1="10cm" svg:x2="6.701cm" svg:y2="10cm">
            <text:p/>
          </draw:line>
          <draw:line draw:style-name="gr4" draw:text-style-name="P1" draw:layer="layout" svg:x1="5.201cm" svg:y1="12.5cm" svg:x2="6.701cm" svg:y2="12.5cm">
            <text:p/>
          </draw:line>
          <draw:connector draw:style-name="gr4" draw:text-style-name="P1" draw:layer="layout" draw:line-skew="0.999cm" svg:x1="8.701cm" svg:y1="12.55cm" svg:x2="8.701cm" svg:y2="10.05cm" draw:start-shape="id13" draw:start-glue-point="1" draw:end-shape="id14" draw:end-glue-point="1" svg:d="m8701 12550h1549v-2500h-1549">
            <text:p/>
          </draw:connector>
          <draw:connector draw:style-name="gr4" draw:text-style-name="P1" draw:layer="layout" svg:x1="10.294cm" svg:y1="11.319cm" svg:x2="11.701cm" svg:y2="10.75cm" draw:end-shape="id15" svg:d="m10294 11319h429v-569h978">
            <text:p/>
          </draw:connector>
          <draw:frame draw:style-name="gr7" draw:text-style-name="P11" draw:layer="layout" svg:width="0.925cm" svg:height="1.673cm" svg:x="9.276cm" svg:y="8.8cm">
            <draw:text-box>
              <text:p text:style-name="P11"><text:span text:style-name="T13">-</text:span></text:p>
            </draw:text-box>
          </draw:frame>
          <draw:rect draw:style-name="gr6" draw:text-style-name="P1" xml:id="id18" draw:id="id18" draw:layer="layout" svg:width="4.5cm" svg:height="1.5cm" svg:x="16.201cm" svg:y="10cm">
            <text:p text:style-name="P1">Результат</text:p>
          </draw:rect>
          <draw:connector draw:style-name="gr4" draw:text-style-name="P1" draw:layer="layout" svg:x1="7.701cm" svg:y1="13.3cm" svg:x2="12.201cm" svg:y2="13.25cm" draw:start-shape="id13" draw:start-glue-point="2" draw:end-shape="id16" draw:end-glue-point="3" svg:d="m7701 13300v550h2750v-600h1750">
            <text:p/>
          </draw:connector>
          <draw:connector draw:style-name="gr3" draw:text-style-name="P1" draw:layer="layout" svg:x1="7.701cm" svg:y1="9.3cm" svg:x2="22.999cm" svg:y2="13.258cm" draw:start-shape="id14" draw:start-glue-point="0" draw:end-shape="id17" draw:end-glue-point="2" svg:d="m7701 9300v-550h15848v4508h-550">
            <text:p/>
          </draw:connector>
          <draw:connector draw:style-name="gr4" draw:text-style-name="P1" xml:id="id17" draw:id="id17" draw:layer="layout" svg:x1="22.999cm" svg:y1="13.258cm" svg:x2="16.701cm" svg:y2="13.25cm" draw:end-shape="id16" draw:end-glue-point="1" svg:d="m22999 13258h-2874v-8h-3424">
            <text:p/>
          </draw:connector>
          <draw:connector draw:style-name="gr4" draw:text-style-name="P1" draw:layer="layout" svg:x1="13.201cm" svg:y1="10.75cm" svg:x2="16.201cm" svg:y2="10.75cm" draw:start-shape="id15" draw:start-glue-point="1" draw:end-shape="id18" draw:end-glue-point="3" svg:d="m13201 10750h3000">
            <text:p/>
          </draw:connector>
          <draw:connector draw:style-name="gr4" draw:text-style-name="P1" draw:layer="layout" svg:x1="14.451cm" svg:y1="12.5cm" svg:x2="14.485cm" svg:y2="10.665cm" draw:start-shape="id16" draw:start-glue-point="0" svg:d="m14451 12500v-1192h34v-643">
            <text:p/>
          </draw:connector>
        </draw:g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1T1">
        <draw:frame presentation:style-name="pr2" draw:text-style-name="P5" draw:layer="layout" svg:width="24.369cm" svg:height="13.715cm" svg:x="2.058cm" svg:y="5.453cm" presentation:class="outline" presentation:user-transformed="true">
          <draw:text-box>
            <text:p text:style-name="P3"><text:span text:style-name="T4">Якість алгоритму:</text:span></text:p>
            <text:p text:style-name="P3"><text:span text:style-name="T3"/></text:p>
            <text:p text:style-name="P3"><text:span text:style-name="T3">1) Мінімальна складність О()</text:span></text:p>
            <text:p text:style-name="P3"><text:span text:style-name="T3">2) Універсальність, коло доспустимих задач</text:span></text:p>
            <text:p text:style-name="P3"><text:span text:style-name="T3">3) Захист від неправильного використання</text:span></text:p>
            <text:p text:style-name="P3"><text:span text:style-name="T3">4) Максимальна швидкодія</text:span></text:p>
            <text:p text:style-name="P3"><text:span text:style-name="T3">5) Мінімальність кількості команд</text:span></text:p>
            <text:p text:style-name="P3"><text:span text:style-name="T3">6) Мінімальність потоків інформації</text:span></text:p>
            <text:p text:style-name="P3"><text:span text:style-name="T3">7) Поліморфність, допустимість зміни структури</text:span></text:p>
            <text:p text:style-name="P3"><text:span text:style-name="T3">8) Простота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Введення до предмету</text:span><text:span text:style-name="T1"><text:line-break/></text:span><text:span text:style-name="T2">Якість алгоритму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1T1">
        <draw:frame presentation:style-name="pr2" draw:text-style-name="P5" draw:layer="layout" svg:width="24.369cm" svg:height="13.715cm" svg:x="2.058cm" svg:y="5.453cm" presentation:class="outline" presentation:user-transformed="true">
          <draw:text-box>
            <text:p text:style-name="P3"><text:span text:style-name="T4">Роботи оформлюються у звітах з стандартним титульним аркушом, або в окремому підписаному зошиті.</text:span></text:p>
            <text:p text:style-name="P3"><text:span text:style-name="T3">Робота містить:</text:span></text:p>
            <text:p text:style-name="P3"><text:span text:style-name="T3">1) Текст завдання</text:span></text:p>
            <text:p text:style-name="P3"><text:span text:style-name="T3">2) Текстом: основна ідея ров'язання</text:span></text:p>
            <text:p text:style-name="P3"><text:span text:style-name="T3">3) Структура алгоритму</text:span></text:p>
            <text:p text:style-name="P3"><text:span text:style-name="T3">4) Потоки інформації в алгоритмі</text:span></text:p>
            <text:p text:style-name="P3"><text:span text:style-name="T3">5) Блок-схема алгоритму, загальна</text:span></text:p>
            <text:p text:style-name="P3"><text:span text:style-name="T3"/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Введення до предмету</text:span><text:span text:style-name="T1"><text:line-break/></text:span><text:span text:style-name="T2">Вимоги до оформлення робіт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1T1">
        <draw:frame presentation:style-name="pr2" draw:text-style-name="P5" draw:layer="layout" svg:width="24.369cm" svg:height="13.795cm" svg:x="2.058cm" svg:y="5.453cm" presentation:class="outline" presentation:user-transformed="true">
          <draw:text-box>
            <text:p text:style-name="P3"><text:span text:style-name="T3"/></text:p>
            <text:p text:style-name="P3"><text:span text:style-name="T3">6) Блок-схеми допоміжних алгоритмів (при потребі чи за вимогою викладача)</text:span></text:p>
            <text:p text:style-name="P3"><text:span text:style-name="T3">7) Запис мовою програмування</text:span></text:p>
            <text:p text:style-name="P3"><text:span text:style-name="T3">8) Оцінка складності алгоритму теоретично та експериментально</text:span></text:p>
            <text:p text:style-name="P3"><text:span text:style-name="T3">9) Висновки (чи виконано завдання, як по іншому можна було ров'язати задачу, чи є алгоритм якісним, в яких межах вхідних даних можна використати алгоритм)</text:span></text:p>
            <text:p text:style-name="P3"><text:span text:style-name="T3"/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Введення до предмету</text:span><text:span text:style-name="T1"><text:line-break/></text:span><text:span text:style-name="T2">Вимоги до оформлення робіт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1T1">
        <draw:frame presentation:style-name="pr4" draw:layer="layout" svg:width="23.912cm" svg:height="3.507cm" svg:x="2.058cm" svg:y="0.784cm" presentation:class="title" presentation:user-transformed="true">
          <draw:text-box>
            <text:p text:style-name="P1"><text:span text:style-name="T1">Введення до предмету</text:span><text:span text:style-name="T1"><text:line-break/></text:span><text:span text:style-name="T2">Вимоги до оформлення робіт</text:span></text:p>
          </draw:text-box>
        </draw:frame>
        <draw:frame presentation:style-name="pr2" draw:layer="layout" svg:width="24.369cm" svg:height="13.715cm" svg:x="2.058cm" svg:y="5.453cm" presentation:class="outline">
          <draw:text-box>
            <text:list text:style-name="L2">
              <text:list-header>
                <text:p text:style-name="P1">Приклад.</text:p>
                <text:p><text:s text:c="6"/><text:span text:style-name="T14">Завдання:</text:span> В послідовності цілих чисел, зі стандартного потоку даних, розділених знаком переведення строки знайти найбільше число і вивести його в стандартний потік даних.</text:p>
                <text:p><text:s text:c="7"/><text:span text:style-name="T14">Ідея розв'язання:</text:span> Перше число вважаємо найбільшим. Поки в потоці вводу даних є числа, читаємо одне, і якщо воно більше за вже знайдене, вважаємо його новим найбільшим числом.</text:p>
                <text:p><text:s text:c="7"/><text:span text:style-name="T14">Структурна схема:</text:span></text:p>
                <text:p/>
              </text:list-header>
            </text:list>
          </draw:text-box>
        </draw:frame>
        <draw:g>
          <draw:rect draw:style-name="gr6" draw:text-style-name="P1" xml:id="id19" draw:id="id19" draw:layer="layout" svg:width="4cm" svg:height="3cm" svg:x="5.6cm" svg:y="13.8cm">
            <text:p text:style-name="P1">Приймач</text:p>
            <text:p text:style-name="P1">чисел</text:p>
          </draw:rect>
          <draw:rect draw:style-name="gr6" draw:text-style-name="P1" xml:id="id20" draw:id="id20" draw:layer="layout" svg:width="4cm" svg:height="3cm" svg:x="11.1cm" svg:y="13.8cm">
            <text:p text:style-name="P1">Порівнювач</text:p>
          </draw:rect>
          <draw:rect draw:style-name="gr6" draw:text-style-name="P1" xml:id="id21" draw:id="id21" draw:layer="layout" svg:width="7cm" svg:height="1.5cm" svg:x="9.6cm" svg:y="17.8cm">
            <text:p text:style-name="P1">Комірка</text:p>
            <text:p text:style-name="P1">для шуканого числа</text:p>
          </draw:rect>
          <draw:rect draw:style-name="gr6" draw:text-style-name="P1" xml:id="id22" draw:id="id22" draw:layer="layout" svg:width="4cm" svg:height="3.5cm" svg:x="18.1cm" svg:y="15.8cm">
            <text:p text:style-name="P1">Вивід в </text:p>
            <text:p text:style-name="P1">стандарний</text:p>
            <text:p text:style-name="P1">потік</text:p>
          </draw:rect>
          <draw:connector draw:style-name="gr3" draw:text-style-name="P1" draw:layer="layout" svg:x1="9.6cm" svg:y1="15.3cm" svg:x2="11.1cm" svg:y2="15.3cm" draw:start-shape="id19" draw:start-glue-point="1" draw:end-shape="id20" svg:d="m9600 15300h1500">
            <text:p/>
          </draw:connector>
          <draw:connector draw:style-name="gr3" draw:text-style-name="P1" draw:layer="layout" svg:x1="13.1cm" svg:y1="16.8cm" svg:x2="13.1cm" svg:y2="17.8cm" draw:start-shape="id20" draw:start-glue-point="2" draw:end-shape="id21" draw:end-glue-point="0" svg:d="m13100 16800v1000">
            <text:p/>
          </draw:connector>
          <draw:connector draw:style-name="gr3" draw:text-style-name="P1" draw:layer="layout" svg:x1="7.6cm" svg:y1="13.8cm" svg:x2="20.1cm" svg:y2="15.8cm" draw:start-shape="id19" draw:start-glue-point="0" draw:end-shape="id22" draw:end-glue-point="0" svg:d="m7600 13800v-550h12500v2550">
            <text:p/>
          </draw:connector>
          <draw:connector draw:style-name="gr3" draw:text-style-name="P1" draw:layer="layout" svg:x1="16.6cm" svg:y1="18.55cm" svg:x2="18.1cm" svg:y2="17.55cm" draw:start-shape="id21" draw:start-glue-point="1" draw:end-shape="id22" draw:end-glue-point="3" svg:d="m16600 18550h750v-1000h750">
            <text:p/>
          </draw:connector>
        </draw:g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1T1">
        <draw:frame presentation:style-name="pr4" draw:layer="layout" svg:width="23.912cm" svg:height="3.507cm" svg:x="2.058cm" svg:y="0.784cm" presentation:class="title" presentation:user-transformed="true">
          <draw:text-box>
            <text:p text:style-name="P1"><text:span text:style-name="T1">Введення до предмету</text:span><text:span text:style-name="T1"><text:line-break/></text:span><text:span text:style-name="T2">Вимоги до оформлення робіт</text:span></text:p>
          </draw:text-box>
        </draw:frame>
        <draw:frame presentation:style-name="pr2" draw:layer="layout" svg:width="24.369cm" svg:height="13.715cm" svg:x="2.058cm" svg:y="5.453cm" presentation:class="outline">
          <draw:text-box>
            <text:list text:style-name="L2">
              <text:list-header>
                <text:p text:style-name="P1">Приклад.</text:p>
                <text:p><text:s text:c="6"/><text:span text:style-name="T14">Схема потоків інформації:</text:span> </text:p>
                <text:p/>
              </text:list-header>
            </text:list>
          </draw:text-box>
        </draw:frame>
        <draw:g>
          <draw:rect draw:style-name="gr6" draw:text-style-name="P1" xml:id="id23" draw:id="id23" draw:layer="layout" svg:width="9cm" svg:height="1.5cm" svg:x="1.5cm" svg:y="8.5cm">
            <text:p text:style-name="P1">Стандартний поток вводу</text:p>
          </draw:rect>
          <draw:rect draw:style-name="gr6" draw:text-style-name="P1" xml:id="id25" draw:id="id25" draw:layer="layout" svg:width="4cm" svg:height="2cm" svg:x="7.5cm" svg:y="11.6cm">
            <text:p text:style-name="P1">Порівнювач</text:p>
          </draw:rect>
          <draw:rect draw:style-name="gr6" draw:text-style-name="P1" xml:id="id26" draw:id="id26" draw:layer="layout" svg:width="4cm" svg:height="2cm" svg:x="13.5cm" svg:y="11.6cm">
            <text:p text:style-name="P1">“Найбільше”</text:p>
            <text:p text:style-name="P1">число</text:p>
          </draw:rect>
          <draw:connector draw:style-name="gr4" draw:text-style-name="P1" draw:layer="layout" svg:x1="6cm" svg:y1="10cm" svg:x2="6cm" svg:y2="14.5cm" draw:start-shape="id23" draw:start-glue-point="2" draw:end-shape="id24" draw:end-glue-point="0" svg:d="m6000 10000v4500">
            <text:p/>
          </draw:connector>
          <draw:connector draw:style-name="gr4" draw:text-style-name="P1" draw:layer="layout" svg:x1="5.999cm" svg:y1="12.598cm" svg:x2="7.5cm" svg:y2="12.6cm" draw:end-shape="id25" draw:end-glue-point="3" svg:d="m5999 12598h476v2h1025">
            <text:p/>
          </draw:connector>
          <draw:connector draw:style-name="gr4" draw:text-style-name="P1" draw:layer="layout" draw:line-skew="-0.599cm" svg:x1="15.5cm" svg:y1="11.6cm" svg:x2="9.5cm" svg:y2="11.6cm" draw:start-shape="id26" draw:start-glue-point="0" draw:end-shape="id25" draw:end-glue-point="0" svg:d="m15500 11600v-1149h-6000v1149">
            <text:p/>
          </draw:connector>
          <draw:connector draw:style-name="gr4" draw:text-style-name="P1" draw:layer="layout" svg:x1="11.5cm" svg:y1="12.6cm" svg:x2="13.5cm" svg:y2="12.6cm" draw:start-shape="id25" draw:start-glue-point="1" draw:end-shape="id26" draw:end-glue-point="3" svg:d="m11500 12600h2000">
            <text:p/>
          </draw:connector>
          <draw:rect draw:style-name="gr6" draw:text-style-name="P1" xml:id="id24" draw:id="id24" draw:layer="layout" svg:width="7cm" svg:height="2cm" svg:x="2.5cm" svg:y="14.5cm">
            <text:p text:style-name="P1">Детектор кінця потоку</text:p>
          </draw:rect>
          <draw:rect draw:style-name="gr6" draw:text-style-name="P1" xml:id="id27" draw:id="id27" draw:layer="layout" svg:width="7cm" svg:height="2cm" svg:x="12cm" svg:y="14.5cm">
            <text:p text:style-name="P1">Передавач</text:p>
            <text:p text:style-name="P1">в стандартний потік</text:p>
          </draw:rect>
          <draw:connector draw:style-name="gr4" draw:text-style-name="P1" draw:layer="layout" svg:x1="15.5cm" svg:y1="13.6cm" svg:x2="15.5cm" svg:y2="14.5cm" draw:start-shape="id26" draw:start-glue-point="2" draw:end-shape="id27" draw:end-glue-point="0" svg:d="m15500 13600v900">
            <text:p/>
          </draw:connector>
          <draw:connector draw:style-name="gr4" draw:text-style-name="P1" draw:layer="layout" svg:x1="9.5cm" svg:y1="15.5cm" svg:x2="12cm" svg:y2="15.5cm" draw:start-shape="id24" draw:start-glue-point="1" draw:end-shape="id27" draw:end-glue-point="3" svg:d="m9500 15500h2500">
            <text:p/>
          </draw:connector>
          <draw:rect draw:style-name="gr6" draw:text-style-name="P1" xml:id="id28" draw:id="id28" draw:layer="layout" svg:width="9cm" svg:height="1.5cm" svg:x="18cm" svg:y="17cm">
            <text:p text:style-name="P1">Стандартний поток виводу</text:p>
          </draw:rect>
          <draw:connector draw:style-name="gr4" draw:text-style-name="P1" draw:layer="layout" svg:x1="19cm" svg:y1="15.5cm" svg:x2="22.5cm" svg:y2="17cm" draw:start-shape="id27" draw:start-glue-point="1" draw:end-shape="id28" svg:d="m19000 15500h3500v1500">
            <text:p/>
          </draw:connector>
        </draw:g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1T1">
        <draw:frame presentation:style-name="pr4" draw:layer="layout" svg:width="23.912cm" svg:height="3.507cm" svg:x="2.058cm" svg:y="0.784cm" presentation:class="title" presentation:user-transformed="true">
          <draw:text-box>
            <text:p text:style-name="P1"><text:span text:style-name="T1">Введення до предмету</text:span><text:span text:style-name="T1"><text:line-break/></text:span><text:span text:style-name="T2">Вимоги до оформлення робіт</text:span></text:p>
          </draw:text-box>
        </draw:frame>
        <draw:frame presentation:style-name="pr6" draw:text-style-name="P1" draw:layer="layout" svg:width="24.369cm" svg:height="3cm" svg:x="2.131cm" svg:y="5.5cm" presentation:class="outline" presentation:user-transformed="true">
          <draw:text-box>
            <text:list text:style-name="L2">
              <text:list-header>
                <text:p text:style-name="P1">Приклад.</text:p>
                <text:p><text:s text:c="6"/><text:span text:style-name="T14">Блок-схема алгоритму:</text:span> </text:p>
                <text:p/>
              </text:list-header>
            </text:list>
          </draw:text-box>
        </draw:frame>
        <draw:g>
          <draw:custom-shape draw:style-name="gr2" draw:text-style-name="P1" xml:id="id29" draw:id="id29" draw:layer="layout" svg:width="4cm" svg:height="1cm" svg:x="14cm" svg:y="7cm">
            <text:p text:style-name="P1">Початок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rect draw:style-name="gr6" draw:text-style-name="P1" xml:id="id30" draw:id="id30" draw:layer="layout" svg:width="4cm" svg:height="2cm" svg:x="14cm" svg:y="9cm">
            <text:p text:style-name="P1">М= -<text:span text:style-name="T15">∞</text:span></text:p>
          </draw:rect>
          <draw:custom-shape draw:style-name="gr2" draw:text-style-name="P12" xml:id="id31" draw:id="id31" draw:layer="layout" svg:width="4cm" svg:height="2cm" svg:x="14cm" svg:y="12cm">
            <text:p text:style-name="P12"><text:span text:style-name="T16">Є число</text:span></text:p>
            <text:p text:style-name="P12"><text:span text:style-name="T16">на вході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xml:id="id34" draw:id="id34" draw:layer="layout" svg:width="4cm" svg:height="2cm" svg:x="20.5cm" svg:y="9cm">
            <text:p text:style-name="P1">? А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2" draw:text-style-name="P12" xml:id="id35" draw:id="id35" draw:layer="layout" svg:width="4cm" svg:height="2cm" svg:x="20.5cm" svg:y="12cm">
            <text:p text:style-name="P12"><text:span text:style-name="T16">А&lt;М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rect draw:style-name="gr6" draw:text-style-name="P1" xml:id="id36" draw:id="id36" draw:layer="layout" svg:width="4cm" svg:height="2cm" svg:x="20.5cm" svg:y="15cm">
            <text:p text:style-name="P1">М= А</text:p>
          </draw:rect>
          <draw:custom-shape draw:style-name="gr2" draw:text-style-name="P1" xml:id="id32" draw:id="id32" draw:layer="layout" svg:width="4cm" svg:height="2cm" svg:x="14cm" svg:y="15cm">
            <text:p text:style-name="P1">! М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2" draw:text-style-name="P1" xml:id="id33" draw:id="id33" draw:layer="layout" svg:width="4cm" svg:height="1cm" svg:x="14cm" svg:y="18cm">
            <text:p text:style-name="P1">Кінець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style-name="gr8" draw:text-style-name="P1" xml:id="id37" draw:id="id37" draw:layer="layout" svg:x1="26cm" svg:y1="7.5cm" svg:x2="26cm" svg:y2="18cm">
            <text:p/>
          </draw:line>
          <draw:connector draw:style-name="gr3" draw:text-style-name="P1" draw:layer="layout" svg:x1="16cm" svg:y1="8cm" svg:x2="16cm" svg:y2="9cm" draw:start-shape="id29" draw:start-glue-point="6" draw:end-shape="id30" draw:end-glue-point="0" svg:d="m16000 8000v1000">
            <text:p/>
          </draw:connector>
          <draw:connector draw:style-name="gr3" draw:text-style-name="P1" xml:id="id38" draw:id="id38" draw:layer="layout" svg:x1="16cm" svg:y1="11cm" svg:x2="16cm" svg:y2="12cm" draw:start-shape="id30" draw:start-glue-point="2" draw:end-shape="id31" draw:end-glue-point="4" svg:d="m16000 11000v1000">
            <text:p/>
          </draw:connector>
          <draw:connector draw:style-name="gr3" draw:text-style-name="P1" draw:layer="layout" svg:x1="16cm" svg:y1="14cm" svg:x2="16cm" svg:y2="15cm" draw:start-shape="id31" draw:start-glue-point="6" draw:end-shape="id32" draw:end-glue-point="5" svg:d="m16000 14000v1000">
            <text:p/>
          </draw:connector>
          <draw:connector draw:style-name="gr3" draw:text-style-name="P1" draw:layer="layout" svg:x1="16cm" svg:y1="17cm" svg:x2="16cm" svg:y2="18cm" draw:start-shape="id32" draw:start-glue-point="8" draw:end-shape="id33" draw:end-glue-point="4" svg:d="m16000 17000v1000">
            <text:p/>
          </draw:connector>
          <draw:connector draw:style-name="gr3" draw:text-style-name="P1" draw:layer="layout" svg:x1="18cm" svg:y1="13cm" svg:x2="22.5cm" svg:y2="9cm" draw:start-shape="id31" draw:start-glue-point="7" draw:end-shape="id34" draw:end-glue-point="5" svg:d="m18000 13000h1250v-4550h3250v550">
            <text:p/>
          </draw:connector>
          <draw:connector draw:style-name="gr3" draw:text-style-name="P1" draw:layer="layout" svg:x1="22.5cm" svg:y1="11cm" svg:x2="22.5cm" svg:y2="12cm" draw:start-shape="id34" draw:start-glue-point="8" draw:end-shape="id35" draw:end-glue-point="4" svg:d="m22500 11000v1000">
            <text:p/>
          </draw:connector>
          <draw:connector draw:style-name="gr3" draw:text-style-name="P1" draw:layer="layout" svg:x1="22.5cm" svg:y1="14cm" svg:x2="22.5cm" svg:y2="15cm" draw:start-shape="id35" draw:start-glue-point="6" draw:end-shape="id36" draw:end-glue-point="0" svg:d="m22500 14000v1000">
            <text:p/>
          </draw:connector>
          <draw:connector draw:style-name="gr3" draw:text-style-name="P1" draw:layer="layout" svg:x1="22.5cm" svg:y1="17cm" svg:x2="26cm" svg:y2="18cm" draw:start-shape="id36" draw:start-glue-point="2" draw:end-shape="id37" draw:end-glue-point="2" svg:d="m22500 17000v1000h3500">
            <text:p/>
          </draw:connector>
          <draw:connector draw:style-name="gr4" draw:text-style-name="P1" draw:layer="layout" svg:x1="24.5cm" svg:y1="13cm" svg:x2="25.018cm" svg:y2="18.023cm" draw:start-shape="id35" draw:start-glue-point="7" svg:d="m24500 13000h550v5023h-32">
            <text:p/>
          </draw:connector>
          <draw:connector draw:style-name="gr4" draw:text-style-name="P1" draw:layer="layout" draw:line-skew="-2.5cm" svg:x1="26cm" svg:y1="7.5cm" svg:x2="16cm" svg:y2="11.5cm" draw:start-shape="id37" draw:start-glue-point="0" draw:end-shape="id38" draw:end-glue-point="0" svg:d="m26000 7500h-7500v4000h-2500">
            <text:p/>
          </draw:connector>
        </draw:g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1T1">
        <draw:frame presentation:style-name="pr2" draw:text-style-name="P14" draw:layer="layout" svg:width="24.369cm" svg:height="13.715cm" svg:x="1.712cm" svg:y="5.264cm" presentation:class="outline" presentation:user-transformed="true">
          <draw:text-box>
            <text:p text:style-name="P13"><text:span text:style-name="T17">#include &lt;iostream&gt;</text:span></text:p>
            <text:p text:style-name="P13"><text:span text:style-name="T17">int</text:span><text:span text:style-name="T18"> main(</text:span><text:span text:style-name="T17">int</text:span><text:span text:style-name="T18"> N,</text:span><text:span text:style-name="T17">char</text:span><text:span text:style-name="T18">* Param[])</text:span></text:p>
            <text:p text:style-name="P13"><text:span text:style-name="T18">{</text:span></text:p>
            <text:p text:style-name="P13"><text:span text:style-name="T18"><text:s text:c="4"/></text:span><text:span text:style-name="T17">int</text:span><text:span text:style-name="T18"> M = </text:span><text:span text:style-name="T19">0x80000000</text:span><text:span text:style-name="T18">; </text:span><text:span text:style-name="T20">//32-х розрядне найменше ціле</text:span></text:p>
            <text:p text:style-name="P13"><text:span text:style-name="T18"><text:s text:c="4"/></text:span><text:span text:style-name="T17">int</text:span><text:span text:style-name="T18"> A = </text:span><text:span text:style-name="T19">0</text:span><text:span text:style-name="T18">;</text:span></text:p>
            <text:p text:style-name="P13"><text:span text:style-name="T18"><text:s text:c="4"/></text:span><text:span text:style-name="T17">while</text:span><text:span text:style-name="T18">( !std::cin.eof() ) </text:span><text:span text:style-name="T20">//Доки не кінець потоку вводу, повторити</text:span></text:p>
            <text:p text:style-name="P13"><text:span text:style-name="T18"><text:s text:c="4"/></text:span><text:span text:style-name="T18">{</text:span></text:p>
            <text:p text:style-name="P13"><text:span text:style-name="T18"><text:s text:c="8"/></text:span><text:span text:style-name="T18">std::cin &gt;&gt; A; </text:span><text:span text:style-name="T20">//Читаємо число</text:span></text:p>
            <text:p text:style-name="P13"><text:span text:style-name="T18"><text:s text:c="8"/></text:span><text:span text:style-name="T17">if</text:span><text:span text:style-name="T18">( A&gt;M ) M = A; </text:span><text:span text:style-name="T20">//Якщо більше, то тепер воно в М</text:span></text:p>
            <text:p text:style-name="P13"><text:span text:style-name="T18"><text:s text:c="4"/></text:span><text:span text:style-name="T18">} </text:span></text:p>
            <text:p text:style-name="P13"><text:span text:style-name="T18"><text:s text:c="4"/></text:span><text:span text:style-name="T18">std::cout &lt;&lt; M &lt;&lt; std::endl; </text:span><text:span text:style-name="T20">//Вивід найбільшого</text:span></text:p>
            <text:p text:style-name="P13"><text:span text:style-name="T18"><text:s text:c="4"/></text:span><text:span text:style-name="T18">return </text:span><text:span text:style-name="T19">0</text:span><text:span text:style-name="T18">;</text:span></text:p>
            <text:p text:style-name="P13"><text:span text:style-name="T18">}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Введення до предмету</text:span><text:span text:style-name="T1"><text:line-break/></text:span><text:span text:style-name="T2">Вимоги до оформлення робіт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1T1">
        <draw:frame presentation:style-name="pr2" draw:text-style-name="P14" draw:layer="layout" svg:width="24.369cm" svg:height="13.715cm" svg:x="1.712cm" svg:y="5.264cm" presentation:class="outline" presentation:user-transformed="true">
          <draw:text-box>
            <text:p text:style-name="P13"><text:span text:style-name="T17">Файл data.txt з пробними числами:</text:span></text:p>
            <text:p text:style-name="P13"><text:span text:style-name="T18">8</text:span></text:p>
            <text:p text:style-name="P13"><text:span text:style-name="T18">5</text:span></text:p>
            <text:p text:style-name="P13"><text:span text:style-name="T18">45</text:span></text:p>
            <text:p text:style-name="P13"><text:span text:style-name="T18">56</text:span></text:p>
            <text:p text:style-name="P13"><text:span text:style-name="T18">45</text:span></text:p>
            <text:p text:style-name="P13"><text:span text:style-name="T18">32</text:span></text:p>
            <text:p text:style-name="P13"><text:span text:style-name="T18"/></text:p>
            <text:p text:style-name="P13"><text:span text:style-name="T18">Запуск програми на виконання:</text:span></text:p>
            <text:p text:style-name="P13"><text:span text:style-name="T18">C:\CPP\WIN32&gt;program.exe &lt; data.txt &gt; result.txt</text:span></text:p>
            <text:p text:style-name="P13"><text:span text:style-name="T18">Вміст файлу result.txt:</text:span></text:p>
            <text:p text:style-name="P13"><text:span text:style-name="T18">56</text:span></text:p>
            <text:p text:style-name="P13"><text:span text:style-name="T18"/></text:p>
            <text:p text:style-name="P13"><text:span text:style-name="T18">Програма працює вірно.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Введення до предмету</text:span><text:span text:style-name="T1"><text:line-break/></text:span><text:span text:style-name="T2">Вимоги до оформлення робіт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1T1">
        <draw:frame presentation:style-name="pr2" draw:text-style-name="P14" draw:layer="layout" svg:width="24.369cm" svg:height="14.296cm" svg:x="1.712cm" svg:y="5.264cm" presentation:class="outline" presentation:user-transformed="true">
          <draw:text-box>
            <text:p text:style-name="P13"><text:span text:style-name="T17">Оцінка складності:</text:span></text:p>
            <text:p text:style-name="P13"><text:span text:style-name="T18"><text:s text:c="5"/></text:span><text:span text:style-name="T18">При виконанні програми, алгоритм порівнює кожний вхідний елемент з одним елементом, тому час виконання програми пропорційний кількості елементів. Складність алгоритму O(n).</text:span></text:p>
            <text:p text:style-name="P13"><text:span text:style-name="T18"/></text:p>
            <text:p text:style-name="P13"><text:span text:style-name="T18"><text:s text:c="5"/></text:span><text:span text:style-name="T18">data.txt — 1341 цілих чисел</text:span></text:p>
            <text:p text:style-name="P13"><text:span text:style-name="T18">Запуск: tmeter.exe find_max.exe &lt; data.txt</text:span></text:p>
            <text:p text:style-name="P13"><text:span text:style-name="T18">Результат: 84 ms</text:span></text:p>
            <text:p text:style-name="P13"><text:span text:style-name="T18"/></text:p>
            <text:p text:style-name="P13"><text:span text:style-name="T18"><text:s text:c="5"/></text:span><text:span text:style-name="T18">data.txt — 2682 цілих числa</text:span></text:p>
            <text:p text:style-name="P13"><text:span text:style-name="T18">Запуск: tmeter.exe find_max.exe &lt; data.txt</text:span></text:p>
            <text:p text:style-name="P13"><text:span text:style-name="T18">Результат: 172 ms</text:span></text:p>
            <text:p text:style-name="P13"><text:span text:style-name="T18"/></text:p>
            <text:p text:style-name="P13"><text:span text:style-name="T18">При збільшенні вхідних даних вдвічі, час роботи збільшився вдвічі. Теоритична оцінка збігається з практичною.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Введення до предмету</text:span><text:span text:style-name="T1"><text:line-break/></text:span><text:span text:style-name="T2">Вимоги до оформлення робіт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1T1">
        <draw:frame presentation:style-name="pr2" draw:text-style-name="P14" draw:layer="layout" svg:width="24.369cm" svg:height="13.715cm" svg:x="1.712cm" svg:y="5.264cm" presentation:class="outline" presentation:user-transformed="true">
          <draw:text-box>
            <text:p text:style-name="P13"><text:span text:style-name="T17">Висновок:</text:span></text:p>
            <text:p text:style-name="P13"><text:span text:style-name="T18"><text:s text:c="5"/></text:span><text:span text:style-name="T18">Розроблено алгоритм, програму відшукання максимального числа з набору чисел. Програма пройшла тестові завдання й працює правильно. Алгоритм має лінійну складність. Програма може бути використана як фільтр в формуванні командних файлів.</text:span></text:p>
            <text:p text:style-name="P13"><text:span text:style-name="T18"><text:s text:c="6"/></text:span><text:span text:style-name="T18">При пошуку найбільшого числа потрібно перевіряти всі числа, тому алгоритм з меншою складністю створити не можна. </text:span></text:p>
            <text:p text:style-name="P13"><text:span text:style-name="T18"><text:s text:c="6"/></text:span><text:span text:style-name="T18">Шляхів удосконалення програми не знайдено.</text:span></text:p>
            <text:p text:style-name="P13"><text:span text:style-name="T18"/></text:p>
            <text:p text:style-name="P13"><text:span text:style-name="T18"/></text:p>
            <text:p text:style-name="P13"><text:span text:style-name="T18">ВІДПОВІДІ НА КОНТРОЛЬНІ ПИТАННЯ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Введення до предмету</text:span><text:span text:style-name="T1"><text:line-break/></text:span><text:span text:style-name="T2">Вимоги до оформлення робіт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20__3f__3f__3f__3f__3f__3f__3f__3f__3f_" style:display-name="?????? ?????????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H3M9S</meta:editing-duration>
    <meta:editing-cycles>37</meta:editing-cycles>
    <meta:generator>OpenOffice.org/3.4$Win32 OpenOffice.org_project/340m1$Build-9590</meta:generator>
    <dc:date>2012-08-29T23:44:17.56</dc:date>
    <dc:creator>Олександр Дрєєв</dc:creator>
    <meta:document-statistic meta:object-count="200"/>
  </office:meta>
</office:document-meta>
</file>